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20906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5b79" style:font-style-asian="normal" style:font-style-complex="normal"/>
    </style:style>
    <style:style style:name="T77" style:family="text">
      <style:text-properties fo:font-style="normal" officeooo:rsid="0417d0f9" style:font-style-asian="normal" style:font-style-complex="normal"/>
    </style:style>
    <style:style style:name="T78" style:family="text">
      <style:text-properties fo:font-style="normal" officeooo:rsid="0419078e" style:font-style-asian="normal" style:font-style-complex="normal"/>
    </style:style>
    <style:style style:name="T79" style:family="text">
      <style:text-properties fo:font-style="normal" officeooo:rsid="041aea8d" style:font-style-asian="normal" style:font-style-complex="normal"/>
    </style:style>
    <style:style style:name="T80" style:family="text">
      <style:text-properties fo:font-style="normal" officeooo:rsid="041c38c1" style:font-style-asian="normal" style:font-style-complex="normal"/>
    </style:style>
    <style:style style:name="T81" style:family="text">
      <style:text-properties fo:font-style="normal" officeooo:rsid="041ee881" style:font-style-asian="normal" style:font-style-complex="normal"/>
    </style:style>
    <style:style style:name="T82" style:family="text">
      <style:text-properties fo:font-style="normal" officeooo:rsid="0420906c" style:font-style-asian="normal" style:font-style-complex="normal"/>
    </style:style>
    <style:style style:name="T83" style:family="text">
      <style:text-properties fo:font-style="normal" officeooo:rsid="04218ff0" style:font-style-asian="normal" style:font-style-complex="normal"/>
    </style:style>
    <style:style style:name="T84" style:family="text">
      <style:text-properties fo:font-style="normal" officeooo:rsid="0421a8f0" style:font-style-asian="normal" style:font-style-complex="normal"/>
    </style:style>
    <style:style style:name="T85" style:family="text">
      <style:text-properties fo:font-style="normal" officeooo:rsid="04221113" style:font-style-asian="normal" style:font-style-complex="normal"/>
    </style:style>
    <style:style style:name="T86" style:family="text">
      <style:text-properties officeooo:rsid="000a14f6"/>
    </style:style>
    <style:style style:name="T87" style:family="text">
      <style:text-properties officeooo:rsid="005714b7"/>
    </style:style>
    <style:style style:name="T88" style:family="text">
      <style:text-properties officeooo:rsid="00880dbe"/>
    </style:style>
    <style:style style:name="T89" style:family="text">
      <style:text-properties officeooo:rsid="007c6d62"/>
    </style:style>
    <style:style style:name="T90" style:family="text">
      <style:text-properties officeooo:rsid="01e21ff5"/>
    </style:style>
    <style:style style:name="T91" style:family="text">
      <style:text-properties officeooo:rsid="0233449b"/>
    </style:style>
    <style:style style:name="T92" style:family="text">
      <style:text-properties officeooo:rsid="02317916"/>
    </style:style>
    <style:style style:name="T93" style:family="text">
      <style:text-properties officeooo:rsid="02867bcd"/>
    </style:style>
    <style:style style:name="T94" style:family="text">
      <style:text-properties officeooo:rsid="0063a409"/>
    </style:style>
    <style:style style:name="T95" style:family="text">
      <style:text-properties officeooo:rsid="034a2232"/>
    </style:style>
    <style:style style:name="T96" style:family="text">
      <style:text-properties officeooo:rsid="0387836c"/>
    </style:style>
    <style:style style:name="T97" style:family="text">
      <style:text-properties officeooo:rsid="03a5b103"/>
    </style:style>
    <style:style style:name="T98" style:family="text">
      <style:text-properties officeooo:rsid="03a5e499"/>
    </style:style>
    <style:style style:name="T99" style:family="text">
      <style:text-properties style:font-name="EB Garamond 12 All SC" fo:font-style="normal" officeooo:rsid="03ab3c01" style:font-style-asian="normal" style:font-style-complex="normal"/>
    </style:style>
    <style:style style:name="T100" style:family="text">
      <style:text-properties style:font-name="EB Garamond 12 All SC" fo:font-style="normal" officeooo:rsid="03ad0f49" style:font-style-asian="normal" style:font-style-complex="normal"/>
    </style:style>
    <style:style style:name="T101" style:family="text">
      <style:text-properties officeooo:rsid="03b4652d"/>
    </style:style>
    <style:style style:name="T102" style:family="text">
      <style:text-properties officeooo:rsid="03b75219"/>
    </style:style>
    <style:style style:name="T103" style:family="text">
      <style:text-properties officeooo:rsid="03b7a900"/>
    </style:style>
    <style:style style:name="T104" style:family="text">
      <style:text-properties officeooo:rsid="03bc49f5"/>
    </style:style>
    <style:style style:name="T105" style:family="text">
      <style:text-properties officeooo:rsid="03dfb49a"/>
    </style:style>
    <style:style style:name="T106" style:family="text">
      <style:text-properties officeooo:rsid="023d18e5"/>
    </style:style>
    <style:style style:name="T107" style:family="text">
      <style:text-properties officeooo:rsid="0395da91"/>
    </style:style>
    <style:style style:name="T108" style:family="text">
      <style:text-properties officeooo:rsid="00836784"/>
    </style:style>
    <style:style style:name="T109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01">Esser-</text:span>Skala, 201<text:span text:style-name="T93">8</text:span></text:p>
      <text:p text:style-name="P22"/>
      <text:p text:style-name="P22"/>
      <text:p text:style-name="P17">© 201<text:span text:style-name="T93">8</text:span> by Wolfgang <text:span text:style-name="T101">Esser-</text:span>Skala. This edition is licensed under the<text:span text:style-name="T95"><text:line-break/></text:span>Creative Commons Attribution<text:span text:style-name="T88">-NonCommercial-ShareAlike</text:span> 4.0 International License.<text:span text:style-name="T95"><text:line-break/></text:span>To view a copy of this license, visit http://creativecommons.org/licenses/by<text:span text:style-name="T89">-nc-sa</text:span>/4.0/.</text:p>
      <text:p text:style-name="P16"/>
      <text:p text:style-name="P18">Music engraving by LilyPond 2.18.0 (http://www.lilypond.org).<text:span text:style-name="T87"><text:line-break/>Front matter</text:span> typeset with EB Garamond (http://www.georgduffner.at/ebgaramond).</text:p>
      <text:p text:style-name="P22"/>
      <text:p text:style-name="P15">First <text:span text:style-name="T90">version</text:span>, <text:span text:style-name="T105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9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97">21</text:span>).</text:p>
      <text:p text:style-name="P3"/>
      <text:p text:style-name="P4">In general, this edition closely follows the <text:span text:style-name="T96">manuscript</text:span>. Any changes <text:span text:style-name="T86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06"> cor, horn; fl, flute; Ms, manuscript; o</text:span>rg, basses and organ; <text:span text:style-name="T106">r, rest;</text:span> S,<text:span text:style-name="T107"> </text:span>soprano; T<text:span text:style-name="T108">, </text:span>tenor; <text:span text:style-name="T109">tr, trumpet; vl</text:span>, violin;<text:span text:style-name="T109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99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00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7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5"><text:line-break/>425–551<text:tab/>vla<text:tab/>Staff missing in Ms</text:span><text:span text:style-name="T74"><text:line-break/>425–55</text:span><text:span text:style-name="T77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8">9</text:span><text:span text:style-name="T74"> to 50</text:span><text:span text:style-name="T78">5</text:span><text:span text:style-name="T74">, and 5</text:span><text:span text:style-name="T78">10</text:span><text:span text:style-name="T74"> to 51</text:span><text:span text:style-name="T78">9</text:span><text:span text:style-name="T54">.<text:line-break/><text:tab/><text:tab/>The remaining bass figures were added by the editor.</text:span><text:span text:style-name="T75"><text:line-break/></text:span><text:span text:style-name="T83">427<text:tab/>vl 2<text:tab/>1st eighth in Ms: d′16–g′16<text:line-break/></text:span><text:span text:style-name="T81">429<text:tab/>vl 1<text:tab/>3rd eighth in Ms: e′8<text:line-break/></text:span><text:span text:style-name="T84">435<text:tab/>vl 2<text:tab/>1st eighth in Ms: f′8<text:line-break/></text:span><text:span text:style-name="T82">439<text:tab/>fl 1<text:tab/>last sixteenth in Ms: a″16<text:line-break/>439<text:tab/>fl 2<text:tab/>last sixteenth in Ms: f″16<text:line-break/></text:span><text:span text:style-name="T79">457<text:tab/>fl </text:span><text:span text:style-name="T80">2<text:tab/>bar missing in Ms<text:line-break/></text:span><text:span text:style-name="T79">4</text:span><text:span text:style-name="T80">9</text:span><text:span text:style-name="T79">7<text:tab/>fl </text:span><text:span text:style-name="T80">2<text:tab/>bar missing in Ms</text:span><text:span text:style-name="T79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92">wolfgang</text:span> (at) <text:span text:style-name="T91">esser-skala</text:span>.at<text:span text:style-name="T92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01">Esser-</text:span>Skala</text:p>
      <text:p text:style-name="P28"><text:span text:style-name="T95"><text:line-break/></text:span>C O N T E N T S</text:p>
      <text:p text:style-name="P20"/>
      <text:p text:style-name="P19"/>
      <text:p text:style-name="P14">Introitus</text:p>
      <text:p text:style-name="P21"><text:tab/>1<text:span text:style-name="T98">.1</text:span><text:tab/><text:span text:style-name="T102">Requiem</text:span><text:tab/><text:span text:style-name="T104">2<text:line-break/><text:tab/>1.2<text:tab/>Te decet hymnus<text:tab/>4<text:line-break/><text:line-break/></text:span><text:span text:style-name="T3">Kyrie</text:span><text:span text:style-name="T102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03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6T20:36:40.992256426</dc:date>
    <dc:creator>Wolfgang Skala</dc:creator>
    <meta:editing-duration>P11DT3H40M35S</meta:editing-duration>
    <meta:editing-cycles>981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915" meta:character-count="4611" meta:non-whitespace-character-count="3684"/>
  </office:meta>
</office:document-meta>
</file>